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5.0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5.9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7cm" fo:min-width="5.3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7cm" fo:min-width="5.3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6cm" fo:min-width="5.3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3cm" svg:x="7.7cm" svg:y="0.2cm">
          <text:p text:style-name="P1">Clone Class</text:p>
          <text:list text:style-name="L1">
            <text:list-item>
              <text:p text:style-name="P1"><text:span text:style-name="T1">Inheritance rel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cm" svg:x="0.2cm" svg:y="4.7cm">
          <text:p text:style-name="P1">Clone instance</text:p>
          <text:list text:style-name="L1">
            <text:list-item>
              <text:p text:style-name="P1"><text:span text:style-name="T1">Location (file &amp; range)</text:span></text:p>
            </text:list-item>
            <text:list-item>
              <text:p text:style-name="P1"><text:span text:style-name="T1">Contents (declarations </text:span></text:p>
              <text:p text:style-name="P1"><text:span text:style-name="T1">&amp; statement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cm" svg:x="7.2cm" svg:y="4.7cm">
          <text:p text:style-name="P1">Clone instance</text:p>
          <text:list text:style-name="L1">
            <text:list-item>
              <text:p text:style-name="P1"><text:span text:style-name="T1">Location (file &amp; range)</text:span></text:p>
            </text:list-item>
            <text:list-item>
              <text:p text:style-name="P1"><text:span text:style-name="T1">Contents (declarations </text:span></text:p>
              <text:p text:style-name="P1"><text:span text:style-name="T1">&amp; statements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cm" svg:x="14.3cm" svg:y="4.7cm">
          <text:p text:style-name="P1">Clone instance</text:p>
          <text:list text:style-name="L1">
            <text:list-item>
              <text:p text:style-name="P1"><text:span text:style-name="T1">Location (file &amp; range)</text:span></text:p>
            </text:list-item>
            <text:list-item>
              <text:p text:style-name="P1"><text:span text:style-name="T1">Contents (declarations </text:span></text:p>
              <text:p text:style-name="P1"><text:span text:style-name="T1">&amp; statements)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cm" svg:y1="4.7cm" svg:x2="10.4cm" svg:y2="3.3cm">
          <text:p/>
        </draw:line>
        <draw:line draw:style-name="gr3" draw:text-style-name="P3" draw:layer="layout" svg:x1="10.4cm" svg:y1="4.6cm" svg:x2="10.4cm" svg:y2="3.3cm">
          <text:p/>
        </draw:line>
        <draw:line draw:style-name="gr3" draw:text-style-name="P3" draw:layer="layout" svg:x1="17.7cm" svg:y1="4.7cm" svg:x2="10.4cm" svg:y2="3.3cm">
          <text:p/>
        </draw:line>
      </draw:page>
      <draw:page draw:name="page2" draw:style-name="dp1" draw:master-page-name="Default">
        <draw:custom-shape draw:style-name="gr4" draw:text-style-name="P2" draw:layer="layout" svg:width="5.9cm" svg:height="3cm" svg:x="7.5cm" svg:y="0.2cm">
          <text:p text:style-name="P1"><text:span text:style-name="T2">Clone Class</text:span></text:p>
          <text:list text:style-name="L2">
            <text:list-item>
              <text:p text:style-name="P1"><text:span text:style-name="T3">Relation</text:span><text:span text:style-name="T4"> <text:s text:c="3"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cm" svg:height="2.8cm" svg:x="0.4cm" svg:y="4.7cm">
          <text:p text:style-name="P1"><text:span text:style-name="T4">Clone instance 1</text:span></text:p>
          <text:list text:style-name="L1">
            <text:list-item>
              <text:p text:style-name="P1"><text:span text:style-name="T3">Location</text:span></text:p>
            </text:list-item>
            <text:list-item>
              <text:p text:style-name="P1"><text:span text:style-name="T3">Cont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9cm" svg:height="2.79cm" svg:x="7.4cm" svg:y="4.7cm">
          <text:p text:style-name="P1"><text:span text:style-name="T4">Clone instance 2</text:span></text:p>
          <text:list text:style-name="L1">
            <text:list-item>
              <text:p text:style-name="P1"><text:span text:style-name="T3">Location</text:span></text:p>
            </text:list-item>
            <text:list-item>
              <text:p text:style-name="P1"><text:span text:style-name="T3">Cont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9cm" svg:height="2.79cm" svg:x="14.7cm" svg:y="4.7cm">
          <text:p text:style-name="P1"><text:span text:style-name="T4">Clone instance </text:span><text:span text:style-name="T5">n</text:span></text:p>
          <text:list text:style-name="L1">
            <text:list-item>
              <text:p text:style-name="P1"><text:span text:style-name="T3">Location</text:span></text:p>
            </text:list-item>
            <text:list-item>
              <text:p text:style-name="P1"><text:span text:style-name="T3">Content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cm" svg:y1="4.7cm" svg:x2="10.4cm" svg:y2="3.3cm">
          <text:p/>
        </draw:line>
        <draw:line draw:style-name="gr3" draw:text-style-name="P3" draw:layer="layout" svg:x1="10.4cm" svg:y1="4.7cm" svg:x2="10.4cm" svg:y2="3.3cm">
          <text:p/>
        </draw:line>
        <draw:line draw:style-name="gr3" draw:text-style-name="P3" draw:layer="layout" svg:x1="17.7cm" svg:y1="4.7cm" svg:x2="10.4cm" svg:y2="3.3cm">
          <text:p/>
        </draw:line>
        <draw:frame draw:style-name="gr7" draw:text-style-name="P4" draw:layer="layout" svg:width="1.2cm" svg:height="1cm" svg:x="13.5cm" svg:y="6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7:02:18.523976346</meta:creation-date>
    <dc:date>2019-07-02T13:01:24.756115516</dc:date>
    <meta:editing-duration>PT11H45M41S</meta:editing-duration>
    <meta:editing-cycles>5</meta:editing-cycles>
    <meta:generator>LibreOffice/6.2.4.2$MacOSX_X86_64 LibreOffice_project/2412653d852ce75f65fbfa83fb7e7b669a126d64</meta:generator>
    <meta:document-statistic meta:object-count="15"/>
  </office:meta>
</office:document-meta>
</file>